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25">
      <style:paragraph-properties fo:margin-top="0in" fo:margin-bottom="0in"/>
    </style:style>
    <style:style style:name="P33" style:family="paragraph" style:parent-style-name="Text_20_body" style:list-style-name="L26">
      <style:paragraph-properties fo:margin-top="0in" fo:margin-bottom="0in"/>
    </style:style>
  </office:automatic-styles>
  <office:body>
    <office:text>
      <text:p text:style-name="Title">CSCI 1301 Book</text:p>
      <text:p text:style-name="Date">May 18, 2021 (04:28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  <text:list-item>
          <text:p text:style-name="P20">Integrated Development Environment (IDE)</text:p>
          <text:list text:style-name="L23">
            <text:list-item>
              <text:p text:style-name="P23">Combines a text editor, compiler, file browser, debugger, and other tools</text:p>
            </text:list-item>
            <text:list-item>
              <text:p text:style-name="P23">Helps you organize a programming project</text:p>
            </text:list-item>
            <text:list-item>
              <text:p text:style-name="P23">Helps you write, compile, and test code in one place</text:p>
            </text:list-item>
            <text:list-item>
              <text:p text:style-name="P23">Visual Studio terms:</text:p>
              <text:list text:style-name="L24">
                <text:list-item>
                  <text:p text:style-name="P24">Solution: An entire software project, including source code, metadata, input data files, etc.</text:p>
                </text:list-item>
                <text:list-item>
                  <text:p text:style-name="P24">“Build solution”: Compile all of your code</text:p>
                </text:list-item>
                <text:list-item>
                  <text:p text:style-name="P24">“Start without debugging”: Run the compiled code</text:p>
                </text:list-item>
                <text:list-item>
                  <text:p text:style-name="P24">Solution location: The folder (on your computer’s file system) that contains the solution, meaning all your code and the information needed to compile and run it # First Program</text:p>
                </text:list-item>
              </text:list>
            </text:list-item>
          </text:list>
        </text:list-item>
      </text:list>
      <text:p text:style-name="First_20_paragraph"><text:span text:style-name="T2">The students should understand all the components of a simple </text:span>“<text:span text:style-name="T2">Hello World</text:span>”<text:span text:style-name="T2"> program:</text:span></text:p>
      <text:p text:style-name="P25">using System;</text:p>
      <text:p text:style-name="P26"/>
      <text:p text:style-name="P27">class Program {</text:p>
      <text:p text:style-name="P28"><text:s text:c="4"/>static void Main() {</text:p>
      <text:p text:style-name="P29"><text:s text:c="8"/>Console.WriteLine("Hello, world!");</text:p>
      <text:p text:style-name="P30"><text:s text:c="4"/>}</text:p>
      <text:p text:style-name="P31">}</text:p>
      <text:list text:style-name="L25">
        <text:list-item>
          <text:p text:style-name="P32">Comments (in line and block)</text:p>
        </text:list-item>
        <text:list-item>
          <text:p text:style-name="P32"><text:span text:style-name="KeywordTok">using</text:span> statements and namespace / API concepts</text:p>
        </text:list-item>
        <text:list-item>
          <text:p text:style-name="P32">blank lines and spacing</text:p>
        </text:list-item>
        <text:list-item>
          <text:p text:style-name="P32">indentation</text:p>
        </text:list-item>
        <text:list-item>
          <text:p text:style-name="P32">intro to classes and methods’ structures (body / header)</text:p>
        </text:list-item>
        <text:list-item>
          <text:p text:style-name="P32">status of <text:span text:style-name="NormalTok">main</text:span> method</text:p>
        </text:list-item>
        <text:list-item>
          <text:p text:style-name="P32">intro to Console’s <text:span text:style-name="NormalTok">Write</text:span> and <text:span text:style-name="NormalTok">WriteLine</text:span></text:p>
        </text:list-item>
        <text:list-item>
          <text:p text:style-name="P32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26">
        <text:list-item>
          <text:p text:style-name="P33">The difference between a “rule” (e.g. case-sensitivity) and a “convention” (commenting your code).</text:p>
        </text:list-item>
        <text:list-item>
          <text:p text:style-name="P33">Reserved words</text:p>
        </text:list-item>
        <text:list-item>
          <text:p text:style-name="P33">Identifiers and naming conventions</text:p>
        </text:list-item>
        <text:list-item>
          <text:p text:style-name="P33">That the distinction can vary with the programming language</text:p>
        </text:list-item>
        <text:list-item>
          <text:p text:style-name="P33">Importance and role of <text:span text:style-name="OperatorTok">{</text:span> and <text:span text:style-name="OperatorTok">}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8T04:28:43Z</meta:creation-date>
    <dc:date>2021-05-18T04:28:43Z</dc:date>
    <meta:user-defined meta:name="date" meta:value-type="string">May  18, 2021 (04:28:39 AM)</meta:user-defined>
    <meta:user-defined meta:name="default-code-class" meta:value-type="string">csharp</meta:user-defined>
  </office:meta>
</office:document-meta>
</file>